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erif"/>
    </style:style>
    <style:style style:name="P2" style:family="paragraph" style:parent-style-name="Heading_20_2">
      <style:paragraph-properties fo:text-align="center" style:justify-single-word="false"/>
      <style:text-properties style:font-name="Liberation Serif"/>
    </style:style>
    <style:style style:name="P3" style:family="paragraph" style:parent-style-name="Heading_20_3">
      <style:paragraph-properties fo:text-align="center" style:justify-single-word="false"/>
      <style:text-properties style:font-name="Liberation Serif"/>
    </style:style>
    <style:style style:name="P4" style:family="paragraph" style:parent-style-name="Heading_20_3">
      <style:paragraph-properties fo:text-align="center" style:justify-single-word="false"/>
      <style:text-properties style:font-name="Liberation Serif" officeooo:paragraph-rsid="00029089"/>
    </style:style>
    <style:style style:name="P5" style:family="paragraph" style:parent-style-name="Horizontal_20_Line">
      <style:text-properties style:font-name="Liberation Serif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loext:contextual-spacing="false" style:writing-mode="lr-tb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>
      <style:text-properties style:font-name="Liberation Serif"/>
    </style:style>
    <style:style style:name="P12" style:family="paragraph" style:parent-style-name="Text_20_body" style:list-style-name="L2">
      <style:text-properties style:font-name="Liberation Serif"/>
    </style:style>
    <style:style style:name="P13" style:family="paragraph" style:parent-style-name="Text_20_body">
      <style:paragraph-properties fo:text-align="center" style:justify-single-word="false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Instalación de Node.js y npm en Windows</text:h>
      <text:p text:style-name="P13"/>
      <text:h text:style-name="P3" text:outline-level="3">1. Descarga el instalador</text:h>
      <text:p text:style-name="Text_20_body"><text:span text:style-name="T1">Visita el sitio oficial de Node.js: </text:span><text:a xlink:type="simple" xlink:href="https://nodejs.org/" office:target-frame-name="_new" xlink:show="replace" text:style-name="Internet_20_link" text:visited-style-name="Visited_20_Internet_20_Link"><text:span text:style-name="T1">https://nodejs.org/</text:span></text:a><text:span text:style-name="T1">.</text:span></text:p>
      <text:p text:style-name="P11">Aquí verás dos versiones disponibles:</text:p>
      <text:list xml:id="list1737884130" text:style-name="L1">
        <text:list-item>
          <text:p text:style-name="P9"><text:span text:style-name="Strong_20_Emphasis"><text:span text:style-name="T1">LTS (Long-Term Support)</text:span></text:span><text:span text:style-name="T1">: Recomendada para la mayoría de los usuarios por su estabilidad.</text:span></text:p>
        </text:list-item>
        <text:list-item>
          <text:p text:style-name="P9"><text:span text:style-name="Strong_20_Emphasis"><text:span text:style-name="T1">Current</text:span></text:span><text:span text:style-name="T1">: Incluye las últimas características, pero puede ser menos estable.</text:span></text:p>
        </text:list-item>
      </text:list>
      <text:p text:style-name="Text_20_body"><text:span text:style-name="T1">Haz clic en la versión LTS para descargar el instalador </text:span><text:span text:style-name="Source_20_Text"><text:span text:style-name="T1">.msi</text:span></text:span><text:span text:style-name="T1">.</text:span></text:p>
      <text:p text:style-name="Text_20_body"><text:span text:style-name="T1"/></text:p>
      <text:h text:style-name="P3" text:outline-level="3">2. Ejecuta el instalador</text:h>
      <text:p text:style-name="Text_20_body"><text:span text:style-name="T1">Una vez descargado el archivo </text:span><text:span text:style-name="Source_20_Text"><text:span text:style-name="T1">.msi</text:span></text:span><text:span text:style-name="T1">, haz doble clic para ejecutarlo.</text:span></text:p>
      <text:p text:style-name="P11">Sigue los pasos del asistente de instalación:</text:p>
      <text:list xml:id="list557710354" text:style-name="L2">
        <text:list-item>
          <text:p text:style-name="P12">Acepta los términos de la licencia.</text:p>
        </text:list-item>
        <text:list-item>
          <text:p text:style-name="P12">Selecciona la carpeta de destino (puedes dejar la predeterminada).</text:p>
        </text:list-item>
        <text:list-item>
          <text:p text:style-name="P10"><text:span text:style-name="T1">Asegúrate de que la opción </text:span><text:span text:style-name="Strong_20_Emphasis"><text:span text:style-name="T1">"Add to PATH"</text:span></text:span><text:span text:style-name="T1"> esté seleccionada. Esto permitirá que puedas usar Node.js y npm desde cualquier terminal.</text:span></text:p>
        </text:list-item>
        <text:list-item>
          <text:p text:style-name="P10"><text:span text:style-name="T1">Haz clic en </text:span><text:span text:style-name="Strong_20_Emphasis"><text:span text:style-name="T1">"Install"</text:span></text:span><text:span text:style-name="T1"> para comenzar la instalación.</text:span></text:p>
        </text:list-item>
      </text:list>
      <text:p text:style-name="Text_20_body"><text:span text:style-name="T1"/></text:p>
      <text:h text:style-name="P3" text:outline-level="3">3. Verifica la instalación</text:h>
      <text:p text:style-name="P11">Una vez finalizada la instalación, abre la terminal (CMD o PowerShell) y ejecuta los siguientes comandos para verificar que todo esté en orden:</text:p>
      <text:p text:style-name="P6"><text:span text:style-name="Source_20_Text"><text:span text:style-name="T1">node -v</text:span></text:span></text:p>
      <text:p text:style-name="P7"><text:span text:style-name="Source_20_Text"><text:span text:style-name="T1">npm -v</text:span></text:span></text:p>
      <text:p text:style-name="P11">Si ves los números de versión correspondientes, ¡felicidades! Ya tienes Node.js y npm instalados en tu sistema.</text:p>
      <text:p text:style-name="P5"/>
      <text:h text:style-name="P1" text:outline-level="2"/>
      <text:p text:style-name="P11"/>
      <text:h text:style-name="P1" text:outline-level="2"><text:soft-page-break/>Instalación de Node.js y npm en Linux (Ubuntu/Debian)</text:h>
      <text:h text:style-name="P3" text:outline-level="3">1. Actualiza el sistema</text:h>
      <text:p text:style-name="P11">Abre la terminal y ejecuta:</text:p>
      <text:p text:style-name="P7"><text:span text:style-name="Source_20_Text"><text:span text:style-name="T1">sudo apt update &amp;&amp; sudo apt upgrade -y</text:span></text:span></text:p>
      <text:h text:style-name="P3" text:outline-level="3">2. Instala Node.js desde NodeSource</text:h>
      <text:p text:style-name="P13"/>
      <text:p text:style-name="P11">Para obtener la versión LTS más reciente de Node.js, ejecuta:</text:p>
      <text:p text:style-name="P6"><text:span text:style-name="Source_20_Text"><text:span text:style-name="T1">curl -fsSL https://deb.nodesource.com/setup_lts.x | sudo -E bash -</text:span></text:span></text:p>
      <text:p text:style-name="P7"><text:span text:style-name="Source_20_Text"><text:span text:style-name="T1">sudo apt install -y nodejs</text:span></text:span></text:p>
      <text:h text:style-name="P4" text:outline-level="3">3. Verifica la instalción</text:h>
      <text:p text:style-name="P11">Comprueba que Node.js y npm se hayan instalado correctamente:</text:p>
      <text:p text:style-name="P6"><text:span text:style-name="Source_20_Text"><text:span text:style-name="T1">node -v</text:span></text:span></text:p>
      <text:p text:style-name="P7"><text:span text:style-name="Source_20_Text"><text:span text:style-name="T1">npm -v</text:span></text:span></text:p>
      <text:p text:style-name="P11">Si ves las versiones correspondientes, ¡ya estás listo para comenzar a desarrollar con Node.js en Linux!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8T08:25:14.432072301</meta:creation-date>
    <dc:date>2025-05-08T08:29:36.585968506</dc:date>
    <meta:editing-duration>PT4M25S</meta:editing-duration>
    <meta:editing-cycles>1</meta:editing-cycles>
    <meta:document-statistic meta:table-count="0" meta:image-count="0" meta:object-count="0" meta:page-count="2" meta:paragraph-count="32" meta:word-count="263" meta:character-count="1630" meta:non-whitespace-character-count="1405"/>
    <meta:generator>LibreOffice/6.4.7.2$Linux_X86_64 LibreOffice_project/40$Build-2</meta:generator>
  </office:meta>
</office:document-meta>
</file>